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Enter starting day (e.g. Sunday, Sun, Su): Enter four-digit year: </text:p>
      <text:p text:style-name="Preformatted_20_Text">========================================</text:p>
      <text:p text:style-name="Preformatted_20_Text"><text:s text:c="7"/>Calender for the year 2026 <text:s text:c="10"/></text:p>
      <text:p text:style-name="Preformatted_20_Text"><text:s text:c="10"/>January <text:s text:c="10"/></text:p>
      <text:p text:style-name="Preformatted_20_Text"><text:s/>Sun <text:s/>Mon <text:s/>Tue <text:s/>Wed <text:s/>Thu <text:s/>Fri <text:s/>Sat </text:p>
      <text:p text:style-name="Preformatted_20_Text"><text:s text:c="2"/>1 <text:s text:c="3"/>2 <text:s text:c="3"/>3 <text:s text:c="3"/>4 <text:s text:c="3"/>5 <text:s text:c="3"/>6 <text:s text:c="3"/>7 <text:s text:c="2"/></text:p>
      <text:p text:style-name="Preformatted_20_Text"><text:s text:c="2"/>8 <text:s text:c="3"/>9 <text:s text:c="3"/>10 <text:s text:c="2"/>11 <text:s text:c="2"/>12 <text:s text:c="2"/>13 <text:s text:c="2"/>14 <text:s/></text:p>
      <text:p text:style-name="Preformatted_20_Text"><text:s text:c="2"/>15 <text:s text:c="2"/>16 <text:s text:c="2"/>17 <text:s text:c="2"/>18 <text:s text:c="2"/>19 <text:s text:c="2"/>20 <text:s text:c="2"/>21 <text:s/></text:p>
      <text:p text:style-name="Preformatted_20_Text"><text:s text:c="2"/>22 <text:s text:c="2"/>23 <text:s text:c="2"/>24 <text:s text:c="2"/>25 <text:s text:c="2"/>26 <text:s text:c="2"/>27 <text:s text:c="2"/>28 <text:s/></text:p>
      <text:p text:style-name="Preformatted_20_Text"><text:s text:c="2"/>29 <text:s text:c="2"/>30 <text:s text:c="2"/>31 </text:p>
      <text:p text:style-name="Preformatted_20_Text"/>
      <text:p text:style-name="Preformatted_20_Text"><text:s text:c="10"/>February <text:s text:c="9"/></text:p>
      <text:p text:style-name="Preformatted_20_Text"><text:s/>Sun <text:s/>Mon <text:s/>Tue <text:s/>Wed <text:s/>Thu <text:s/>Fri <text:s/>Sat </text:p>
      <text:p text:style-name="Preformatted_20_Text"><text:s text:c="17"/>1 <text:s text:c="3"/>2 <text:s text:c="3"/>3 <text:s text:c="3"/>4 <text:s text:c="2"/></text:p>
      <text:p text:style-name="Preformatted_20_Text"><text:s text:c="2"/>5 <text:s text:c="3"/>6 <text:s text:c="3"/>7 <text:s text:c="3"/>8 <text:s text:c="3"/>9 <text:s text:c="3"/>10 <text:s text:c="2"/>11 <text:s/></text:p>
      <text:p text:style-name="Preformatted_20_Text"><text:s text:c="2"/>12 <text:s text:c="2"/>13 <text:s text:c="2"/>14 <text:s text:c="2"/>15 <text:s text:c="2"/>16 <text:s text:c="2"/>17 <text:s text:c="2"/>18 <text:s/></text:p>
      <text:p text:style-name="Preformatted_20_Text"><text:s text:c="2"/>19 <text:s text:c="2"/>20 <text:s text:c="2"/>21 <text:s text:c="2"/>22 <text:s text:c="2"/>23 <text:s text:c="2"/>24 <text:s text:c="2"/>25 <text:s/></text:p>
      <text:p text:style-name="Preformatted_20_Text"><text:s text:c="2"/>26 <text:s text:c="2"/>27 <text:s text:c="2"/>28 </text:p>
      <text:p text:style-name="Preformatted_20_Text"/>
      <text:p text:style-name="Preformatted_20_Text"><text:s text:c="11"/>March <text:s text:c="11"/></text:p>
      <text:p text:style-name="Preformatted_20_Text"><text:s/>Sun <text:s/>Mon <text:s/>Tue <text:s/>Wed <text:s/>Thu <text:s/>Fri <text:s/>Sat </text:p>
      <text:p text:style-name="Preformatted_20_Text"><text:s text:c="17"/>1 <text:s text:c="3"/>2 <text:s text:c="3"/>3 <text:s text:c="3"/>4 <text:s text:c="2"/></text:p>
      <text:p text:style-name="Preformatted_20_Text"><text:s text:c="2"/>5 <text:s text:c="3"/>6 <text:s text:c="3"/>7 <text:s text:c="3"/>8 <text:s text:c="3"/>9 <text:s text:c="3"/>10 <text:s text:c="2"/>11 <text:s/></text:p>
      <text:p text:style-name="Preformatted_20_Text"><text:s text:c="2"/>12 <text:s text:c="2"/>13 <text:s text:c="2"/>14 <text:s text:c="2"/>15 <text:s text:c="2"/>16 <text:s text:c="2"/>17 <text:s text:c="2"/>18 <text:s/></text:p>
      <text:p text:style-name="Preformatted_20_Text"><text:s text:c="2"/>19 <text:s text:c="2"/>20 <text:s text:c="2"/>21 <text:s text:c="2"/>22 <text:s text:c="2"/>23 <text:s text:c="2"/>24 <text:s text:c="2"/>25 <text:s/></text:p>
      <text:p text:style-name="Preformatted_20_Text"><text:s text:c="2"/>26 <text:s text:c="2"/>27 <text:s text:c="2"/>28 <text:s text:c="2"/>29 <text:s text:c="2"/>30 <text:s text:c="2"/>31 </text:p>
      <text:p text:style-name="Preformatted_20_Text"/>
      <text:p text:style-name="Preformatted_20_Text"><text:s text:c="11"/>April <text:s text:c="11"/></text:p>
      <text:p text:style-name="Preformatted_20_Text"><text:s/>Sun <text:s/>Mon <text:s/>Tue <text:s/>Wed <text:s/>Thu <text:s/>Fri <text:s/>Sat </text:p>
      <text:p text:style-name="Preformatted_20_Text"><text:s text:c="32"/>1 <text:s text:c="2"/></text:p>
      <text:p text:style-name="Preformatted_20_Text"><text:s text:c="2"/>2 <text:s text:c="3"/>3 <text:s text:c="3"/>4 <text:s text:c="3"/>5 <text:s text:c="3"/>6 <text:s text:c="3"/>7 <text:s text:c="3"/>8 <text:s text:c="2"/></text:p>
      <text:p text:style-name="Preformatted_20_Text"><text:s text:c="2"/>9 <text:s text:c="3"/>10 <text:s text:c="2"/>11 <text:s text:c="2"/>12 <text:s text:c="2"/>13 <text:s text:c="2"/>14 <text:s text:c="2"/>15 <text:s/></text:p>
      <text:p text:style-name="Preformatted_20_Text"><text:s text:c="2"/>16 <text:s text:c="2"/>17 <text:s text:c="2"/>18 <text:s text:c="2"/>19 <text:s text:c="2"/>20 <text:s text:c="2"/>21 <text:s text:c="2"/>22 <text:s/></text:p>
      <text:p text:style-name="Preformatted_20_Text"><text:s text:c="2"/>23 <text:s text:c="2"/>24 <text:s text:c="2"/>25 <text:s text:c="2"/>26 <text:s text:c="2"/>27 <text:s text:c="2"/>28 <text:s text:c="2"/>29 <text:s/></text:p>
      <text:p text:style-name="Preformatted_20_Text"><text:s text:c="2"/>30 </text:p>
      <text:p text:style-name="Preformatted_20_Text"/>
      <text:p text:style-name="Preformatted_20_Text"><text:s text:c="12"/>May <text:s text:c="12"/></text:p>
      <text:p text:style-name="Preformatted_20_Text"><text:s/>Sun <text:s/>Mon <text:s/>Tue <text:s/>Wed <text:s/>Thu <text:s/>Fri <text:s/>Sat </text:p>
      <text:p text:style-name="Preformatted_20_Text"><text:s text:c="7"/>1 <text:s text:c="3"/>2 <text:s text:c="3"/>3 <text:s text:c="3"/>4 <text:s text:c="3"/>5 <text:s text:c="3"/>6 <text:s text:c="2"/></text:p>
      <text:p text:style-name="Preformatted_20_Text"><text:s text:c="2"/>7 <text:s text:c="3"/>8 <text:s text:c="3"/>9 <text:s text:c="3"/>10 <text:s text:c="2"/>11 <text:s text:c="2"/>12 <text:s text:c="2"/>13 <text:s/></text:p>
      <text:p text:style-name="Preformatted_20_Text"><text:s text:c="2"/>14 <text:s text:c="2"/>15 <text:s text:c="2"/>16 <text:s text:c="2"/>17 <text:s text:c="2"/>18 <text:s text:c="2"/>19 <text:s text:c="2"/>20 <text:s/></text:p>
      <text:p text:style-name="Preformatted_20_Text"><text:s text:c="2"/>21 <text:s text:c="2"/>22 <text:s text:c="2"/>23 <text:s text:c="2"/>24 <text:s text:c="2"/>25 <text:s text:c="2"/>26 <text:s text:c="2"/>27 <text:s/></text:p>
      <text:p text:style-name="Preformatted_20_Text"><text:s text:c="2"/>28 <text:s text:c="2"/>29 <text:s text:c="2"/>30 <text:s text:c="2"/>31 </text:p>
      <text:p text:style-name="Preformatted_20_Text"/>
      <text:p text:style-name="Preformatted_20_Text"><text:s text:c="12"/>June <text:s text:c="11"/></text:p>
      <text:p text:style-name="Preformatted_20_Text"><text:s/>Sun <text:s/>Mon <text:s/>Tue <text:s/>Wed <text:s/>Thu <text:s/>Fri <text:s/>Sat </text:p>
      <text:p text:style-name="Preformatted_20_Text"><text:s text:c="22"/>1 <text:s text:c="3"/>2 <text:s text:c="3"/>3 <text:s text:c="2"/></text:p>
      <text:p text:style-name="Preformatted_20_Text"><text:s text:c="2"/>4 <text:s text:c="3"/>5 <text:s text:c="3"/>6 <text:s text:c="3"/>7 <text:s text:c="3"/>8 <text:s text:c="3"/>9 <text:s text:c="3"/>10 <text:s/></text:p>
      <text:p text:style-name="Preformatted_20_Text"><text:s text:c="2"/>11 <text:s text:c="2"/>12 <text:s text:c="2"/>13 <text:s text:c="2"/>14 <text:s text:c="2"/>15 <text:s text:c="2"/>16 <text:s text:c="2"/>17 <text:s/></text:p>
      <text:p text:style-name="Preformatted_20_Text"><text:s text:c="2"/>18 <text:s text:c="2"/>19 <text:s text:c="2"/>20 <text:s text:c="2"/>21 <text:s text:c="2"/>22 <text:s text:c="2"/>23 <text:s text:c="2"/>24 <text:s/></text:p>
      <text:p text:style-name="Preformatted_20_Text"><text:s text:c="2"/>25 <text:s text:c="2"/>26 <text:s text:c="2"/>27 <text:s text:c="2"/>28 <text:s text:c="2"/>29 <text:s text:c="2"/>30 </text:p>
      <text:p text:style-name="Preformatted_20_Text"/>
      <text:p text:style-name="Preformatted_20_Text"><text:s text:c="12"/>July <text:s text:c="11"/></text:p>
      <text:p text:style-name="Preformatted_20_Text"><text:s/>Sun <text:s/>Mon <text:s/>Tue <text:s/>Wed <text:s/>Thu <text:s/>Fri <text:s/>Sat </text:p>
      <text:p text:style-name="Preformatted_20_Text"><text:s text:c="32"/>1 <text:s text:c="2"/></text:p>
      <text:p text:style-name="Preformatted_20_Text"><text:s text:c="2"/>2 <text:s text:c="3"/>3 <text:s text:c="3"/>4 <text:s text:c="3"/>5 <text:s text:c="3"/>6 <text:s text:c="3"/>7 <text:s text:c="3"/>8 <text:s text:c="2"/></text:p>
      <text:p text:style-name="Preformatted_20_Text"><text:s text:c="2"/>9 <text:s text:c="3"/>10 <text:s text:c="2"/>11 <text:s text:c="2"/>12 <text:s text:c="2"/>13 <text:s text:c="2"/>14 <text:s text:c="2"/>15 <text:s/></text:p>
      <text:p text:style-name="Preformatted_20_Text"><text:s text:c="2"/>16 <text:s text:c="2"/>17 <text:s text:c="2"/>18 <text:s text:c="2"/>19 <text:s text:c="2"/>20 <text:s text:c="2"/>21 <text:s text:c="2"/>22 <text:s/></text:p>
      <text:p text:style-name="Preformatted_20_Text"><text:s text:c="2"/>23 <text:s text:c="2"/>24 <text:s text:c="2"/>25 <text:s text:c="2"/>26 <text:s text:c="2"/>27 <text:s text:c="2"/>28 <text:s text:c="2"/>29 <text:s/></text:p>
      <text:p text:style-name="Preformatted_20_Text"><text:s text:c="2"/>30 <text:s text:c="2"/>31 </text:p>
      <text:p text:style-name="Preformatted_20_Text"/>
      <text:p text:style-name="Preformatted_20_Text"><text:s text:c="11"/>August <text:s text:c="10"/></text:p>
      <text:p text:style-name="Preformatted_20_Text"><text:s/>Sun <text:s/>Mon <text:s/>Tue <text:s/>Wed <text:s/>Thu <text:s/>Fri <text:s/>Sat </text:p>
      <text:p text:style-name="Preformatted_20_Text"><text:s text:c="12"/>1 <text:s text:c="3"/>2 <text:s text:c="3"/>3 <text:s text:c="3"/>4 <text:s text:c="3"/>5 <text:s text:c="2"/></text:p>
      <text:p text:style-name="Preformatted_20_Text"><text:soft-page-break/><text:s text:c="2"/>6 <text:s text:c="3"/>7 <text:s text:c="3"/>8 <text:s text:c="3"/>9 <text:s text:c="3"/>10 <text:s text:c="2"/>11 <text:s text:c="2"/>12 <text:s/></text:p>
      <text:p text:style-name="Preformatted_20_Text"><text:s text:c="2"/>13 <text:s text:c="2"/>14 <text:s text:c="2"/>15 <text:s text:c="2"/>16 <text:s text:c="2"/>17 <text:s text:c="2"/>18 <text:s text:c="2"/>19 <text:s/></text:p>
      <text:p text:style-name="Preformatted_20_Text"><text:s text:c="2"/>20 <text:s text:c="2"/>21 <text:s text:c="2"/>22 <text:s text:c="2"/>23 <text:s text:c="2"/>24 <text:s text:c="2"/>25 <text:s text:c="2"/>26 <text:s/></text:p>
      <text:p text:style-name="Preformatted_20_Text"><text:s text:c="2"/>27 <text:s text:c="2"/>28 <text:s text:c="2"/>29 <text:s text:c="2"/>30 <text:s text:c="2"/>31 </text:p>
      <text:p text:style-name="Preformatted_20_Text"/>
      <text:p text:style-name="Preformatted_20_Text"><text:s text:c="9"/>September <text:s text:c="9"/></text:p>
      <text:p text:style-name="Preformatted_20_Text"><text:s/>Sun <text:s/>Mon <text:s/>Tue <text:s/>Wed <text:s/>Thu <text:s/>Fri <text:s/>Sat </text:p>
      <text:p text:style-name="Preformatted_20_Text"><text:s text:c="27"/>1 <text:s text:c="3"/>2 <text:s text:c="2"/></text:p>
      <text:p text:style-name="Preformatted_20_Text"><text:s text:c="2"/>3 <text:s text:c="3"/>4 <text:s text:c="3"/>5 <text:s text:c="3"/>6 <text:s text:c="3"/>7 <text:s text:c="3"/>8 <text:s text:c="3"/>9 <text:s text:c="2"/></text:p>
      <text:p text:style-name="Preformatted_20_Text"><text:s text:c="2"/>10 <text:s text:c="2"/>11 <text:s text:c="2"/>12 <text:s text:c="2"/>13 <text:s text:c="2"/>14 <text:s text:c="2"/>15 <text:s text:c="2"/>16 <text:s/></text:p>
      <text:p text:style-name="Preformatted_20_Text"><text:s text:c="2"/>17 <text:s text:c="2"/>18 <text:s text:c="2"/>19 <text:s text:c="2"/>20 <text:s text:c="2"/>21 <text:s text:c="2"/>22 <text:s text:c="2"/>23 <text:s/></text:p>
      <text:p text:style-name="Preformatted_20_Text"><text:s text:c="2"/>24 <text:s text:c="2"/>25 <text:s text:c="2"/>26 <text:s text:c="2"/>27 <text:s text:c="2"/>28 <text:s text:c="2"/>29 <text:s text:c="2"/>30 <text:s/></text:p>
      <text:p text:style-name="Preformatted_20_Text"/>
      <text:p text:style-name="Preformatted_20_Text"><text:s text:c="10"/>October <text:s text:c="10"/></text:p>
      <text:p text:style-name="Preformatted_20_Text"><text:s/>Sun <text:s/>Mon <text:s/>Tue <text:s/>Wed <text:s/>Thu <text:s/>Fri <text:s/>Sat </text:p>
      <text:p text:style-name="Preformatted_20_Text"><text:s text:c="2"/>1 <text:s text:c="3"/>2 <text:s text:c="3"/>3 <text:s text:c="3"/>4 <text:s text:c="3"/>5 <text:s text:c="3"/>6 <text:s text:c="3"/>7 <text:s text:c="2"/></text:p>
      <text:p text:style-name="Preformatted_20_Text"><text:s text:c="2"/>8 <text:s text:c="3"/>9 <text:s text:c="3"/>10 <text:s text:c="2"/>11 <text:s text:c="2"/>12 <text:s text:c="2"/>13 <text:s text:c="2"/>14 <text:s/></text:p>
      <text:p text:style-name="Preformatted_20_Text"><text:s text:c="2"/>15 <text:s text:c="2"/>16 <text:s text:c="2"/>17 <text:s text:c="2"/>18 <text:s text:c="2"/>19 <text:s text:c="2"/>20 <text:s text:c="2"/>21 <text:s/></text:p>
      <text:p text:style-name="Preformatted_20_Text"><text:s text:c="2"/>22 <text:s text:c="2"/>23 <text:s text:c="2"/>24 <text:s text:c="2"/>25 <text:s text:c="2"/>26 <text:s text:c="2"/>27 <text:s text:c="2"/>28 <text:s/></text:p>
      <text:p text:style-name="Preformatted_20_Text"><text:s text:c="2"/>29 <text:s text:c="2"/>30 <text:s text:c="2"/>31 </text:p>
      <text:p text:style-name="Preformatted_20_Text"/>
      <text:p text:style-name="Preformatted_20_Text"><text:s text:c="10"/>November <text:s text:c="9"/></text:p>
      <text:p text:style-name="Preformatted_20_Text"><text:s/>Sun <text:s/>Mon <text:s/>Tue <text:s/>Wed <text:s/>Thu <text:s/>Fri <text:s/>Sat </text:p>
      <text:p text:style-name="Preformatted_20_Text"><text:s text:c="17"/>1 <text:s text:c="3"/>2 <text:s text:c="3"/>3 <text:s text:c="3"/>4 <text:s text:c="2"/></text:p>
      <text:p text:style-name="Preformatted_20_Text"><text:s text:c="2"/>5 <text:s text:c="3"/>6 <text:s text:c="3"/>7 <text:s text:c="3"/>8 <text:s text:c="3"/>9 <text:s text:c="3"/>10 <text:s text:c="2"/>11 <text:s/></text:p>
      <text:p text:style-name="Preformatted_20_Text"><text:s text:c="2"/>12 <text:s text:c="2"/>13 <text:s text:c="2"/>14 <text:s text:c="2"/>15 <text:s text:c="2"/>16 <text:s text:c="2"/>17 <text:s text:c="2"/>18 <text:s/></text:p>
      <text:p text:style-name="Preformatted_20_Text"><text:s text:c="2"/>19 <text:s text:c="2"/>20 <text:s text:c="2"/>21 <text:s text:c="2"/>22 <text:s text:c="2"/>23 <text:s text:c="2"/>24 <text:s text:c="2"/>25 <text:s/></text:p>
      <text:p text:style-name="Preformatted_20_Text"><text:s text:c="2"/>26 <text:s text:c="2"/>27 <text:s text:c="2"/>28 <text:s text:c="2"/>29 <text:s text:c="2"/>30 </text:p>
      <text:p text:style-name="Preformatted_20_Text"/>
      <text:p text:style-name="Preformatted_20_Text"><text:s text:c="10"/>December <text:s text:c="9"/></text:p>
      <text:p text:style-name="Preformatted_20_Text"><text:s/>Sun <text:s/>Mon <text:s/>Tue <text:s/>Wed <text:s/>Thu <text:s/>Fri <text:s/>Sat </text:p>
      <text:p text:style-name="Preformatted_20_Text"><text:s text:c="27"/>1 <text:s text:c="3"/>2 <text:s text:c="2"/></text:p>
      <text:p text:style-name="Preformatted_20_Text"><text:s text:c="2"/>3 <text:s text:c="3"/>4 <text:s text:c="3"/>5 <text:s text:c="3"/>6 <text:s text:c="3"/>7 <text:s text:c="3"/>8 <text:s text:c="3"/>9 <text:s text:c="2"/></text:p>
      <text:p text:style-name="Preformatted_20_Text"><text:s text:c="2"/>10 <text:s text:c="2"/>11 <text:s text:c="2"/>12 <text:s text:c="2"/>13 <text:s text:c="2"/>14 <text:s text:c="2"/>15 <text:s text:c="2"/>16 <text:s/></text:p>
      <text:p text:style-name="Preformatted_20_Text"><text:s text:c="2"/>17 <text:s text:c="2"/>18 <text:s text:c="2"/>19 <text:s text:c="2"/>20 <text:s text:c="2"/>21 <text:s text:c="2"/>22 <text:s text:c="2"/>23 <text:s/></text:p>
      <text:p text:style-name="Preformatted_20_Text"><text:s text:c="2"/>24 <text:s text:c="2"/>25 <text:s text:c="2"/>26 <text:s text:c="2"/>27 <text:s text:c="2"/>28 <text:s text:c="2"/>29 <text:s text:c="2"/>30 <text:s/></text:p>
      <text:p text:style-name="Preformatted_20_Text"><text:s text:c="2"/>31 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0" meta:image-count="0" meta:object-count="0" meta:page-count="2" meta:paragraph-count="90" meta:word-count="477" meta:character-count="2973" meta:non-whitespace-character-count="1066"/>
    <meta:generator>LibreOffice/25.8.3.2$Linux_X86_64 LibreOffice_project/580$Build-2</meta:generator>
  </office:meta>
</office:document-meta>
</file>